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32300" calcext:value-type="float">
            <text:p>1323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11700" calcext:value-type="float">
            <text:p>117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/>
          <table:table-cell table:style-name="ce15" table:formula="of:=SUM([.B80:.F80])" office:value-type="float" office:value="16900" calcext:value-type="float">
            <text:p>169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table:number-columns-repeated="3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3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+Shoxik</text:p>
          </table:table-cell>
          <table:table-cell table:number-columns-repeated="3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426.315789473684" calcext:value-type="float">
            <text:p>426.3157894737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0:52:59.912533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9T11:00:05.765676637</dc:date>
    <meta:editing-duration>P10DT45M17S</meta:editing-duration>
    <meta:editing-cycles>3113</meta:editing-cycles>
    <meta:generator>LibreOffice/4.2.8.2$Linux_X86_64 LibreOffice_project/420m0$Build-2</meta:generator>
    <meta:document-statistic meta:table-count="18" meta:cell-count="8371" meta:object-count="0"/>
  </office:meta>
</office:document-meta>
</file>